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2000001800FD0041CD2F42324.png" manifest:media-type="image/png"/>
  <manifest:file-entry manifest:full-path="Pictures/100002010000043A000002B1947B50307B7C3B3F.png" manifest:media-type="image/png"/>
  <manifest:file-entry manifest:full-path="Pictures/1000020100000473000002AF337DB0F6F88493D8.png" manifest:media-type="image/png"/>
  <manifest:file-entry manifest:full-path="Pictures/100002010000051E0000028DC3761BF80DA006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1f0" officeooo:paragraph-rsid="0016b1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kitha</text:p>
      <text:p text:style-name="P1"><draw:frame draw:style-name="fr1" draw:name="Image1" text:anchor-type="char" svg:width="17cm" svg:height="8.474cm" draw:z-index="0"><draw:image xlink:href="Pictures/100002010000051E0000028DC3761BF80DA00607.png" xlink:type="simple" xlink:show="embed" xlink:actuate="onLoad" loext:mime-type="image/png"/></draw:frame></text:p>
      <text:p text:style-name="P1"><draw:frame draw:style-name="fr1" draw:name="Image2" text:anchor-type="char" svg:width="17cm" svg:height="10.253cm" draw:z-index="1"><draw:image xlink:href="Pictures/1000020100000473000002AF337DB0F6F88493D8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17cm" svg:height="10.825cm" draw:z-index="2"><draw:image xlink:href="Pictures/100002010000043A000002B1947B50307B7C3B3F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4" text:anchor-type="char" svg:width="17cm" svg:height="6.077cm" draw:z-index="3"><draw:image xlink:href="Pictures/1000020100000432000001800FD0041CD2F42324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5:34:53.770678900</meta:creation-date>
    <dc:date>2022-06-28T15:35:53.038789286</dc:date>
    <meta:editing-duration>PT59S</meta:editing-duration>
    <meta:editing-cycles>1</meta:editing-cycles>
    <meta:document-statistic meta:table-count="0" meta:image-count="4" meta:object-count="0" meta:page-count="2" meta:paragraph-count="1" meta:word-count="1" meta:character-count="7" meta:non-whitespace-character-count="7"/>
    <meta:generator>LibreOffice/6.4.7.2$Linux_X86_64 LibreOffice_project/40$Build-2</meta:generator>
  </office:meta>
</office:document-meta>
</file>